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Replacements/Object 1"/>
  <manifest:file-entry manifest:media-type="" manifest:full-path="ObjectReplacements/Object 9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10"/>
  <manifest:file-entry manifest:media-type="" manifest:full-path="ObjectReplacements/Object 7"/>
  <manifest:file-entry manifest:media-type="application/x-openoffice-wmf;windows_formatname=&quot;Image WMF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vnd.sun.star.oleobject" manifest:full-path="Object 3"/>
  <manifest:file-entry manifest:media-type="application/binary" manifest:full-path="layout-cache"/>
  <manifest:file-entry manifest:media-type="application/vnd.sun.star.oleobject" manifest:full-path="Object 4"/>
  <manifest:file-entry manifest:media-type="text/xml" manifest:full-path="settings.xml"/>
  <manifest:file-entry manifest:media-type="application/vnd.sun.star.oleobject" manifest:full-path="Object 5"/>
  <manifest:file-entry manifest:media-type="text/xml" manifest:full-path="styles.xml"/>
  <manifest:file-entry manifest:media-type="application/rdf+xml" manifest:full-path="manifest.rdf"/>
  <manifest:file-entry manifest:media-type="application/vnd.sun.star.oleobject" manifest:full-path="Object 6"/>
  <manifest:file-entry manifest:media-type="application/vnd.sun.star.oleobject" manifest:full-path="Object 10"/>
  <manifest:file-entry manifest:media-type="text/xml" manifest:full-path="meta.xml"/>
  <manifest:file-entry manifest:media-type="application/vnd.sun.star.oleobject" manifest:full-path="Object 7"/>
  <manifest:file-entry manifest:media-type="application/vnd.sun.star.oleobject" manifest:full-path="Object 8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language="uk" fo:country="UA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bold" style:font-size-asian="12pt" style:font-weight-asian="bold" style:font-size-complex="12pt" style:font-weight-complex="bold"/>
    </style:style>
    <style:style style:name="P10" style:family="paragraph" style:parent-style-name="Standard" style:master-page-name="">
      <style:paragraph-properties fo:margin-left="0cm" fo:margin-right="0cm" fo:text-align="start" style:justify-single-word="false" fo:text-indent="0.873cm" style:auto-text-indent="false" style:page-number="auto"/>
      <style:text-properties style:font-name="Times New Roman" fo:font-size="12pt" fo:language="uk" fo:country="UA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cm" fo:text-align="start" style:justify-single-word="false" fo:text-indent="1.005cm" style:auto-text-indent="false" style:page-number="auto"/>
      <style:text-properties style:font-name="Times New Roman" fo:font-size="12pt" fo:language="uk" fo:country="UA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.926cm" style:auto-text-indent="false"/>
      <style:text-properties style:font-name="Times New Roman" fo:font-size="12pt" fo:language="uk" fo:country="UA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.926cm" style:auto-text-indent="false"/>
      <style:text-properties style:font-name="Times New Roman" fo:font-size="12pt" fo:language="uk" fo:country="UA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master-page-name="">
      <style:paragraph-properties fo:margin-left="0cm" fo:margin-right="0cm" fo:text-align="start" style:justify-single-word="false" fo:text-indent="0.926cm" style:auto-text-indent="false" style:page-number="auto"/>
      <style:text-properties style:font-name="Times New Roman" fo:font-size="12pt" fo:language="uk" fo:country="UA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Основний_20_текст_20_2" style:master-page-name="">
      <style:paragraph-properties fo:margin-left="0cm" fo:margin-right="-0.101cm" fo:line-height="110%" fo:text-indent="1cm" style:auto-text-indent="false" style:page-number="auto"/>
    </style:style>
    <style:style style:name="P16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17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18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uk" fo:country="UA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Preformatted_20_Text">
      <style:paragraph-properties fo:orphans="2" fo:widows="2"/>
    </style:style>
    <style:style style:name="P20" style:family="paragraph" style:parent-style-name="Preformatted_20_Text">
      <style:paragraph-properties loext:contextual-spacing="false" fo:margin-top="0cm" fo:margin-bottom="0.499cm" fo:orphans="2" fo:widows="2"/>
    </style:style>
    <style:style style:name="P21" style:family="paragraph" style:parent-style-name="Preformatted_20_Text">
      <style:paragraph-properties loext:contextual-spacing="false" fo:margin-top="0cm" fo:margin-bottom="0.499cm" fo:orphans="2" fo:widows="2"/>
      <style:text-properties style:font-name="Times New Roman" fo:font-size="11pt" fo:language="uk" fo:country="UA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Preformatted_20_Text">
      <style:paragraph-properties loext:contextual-spacing="false" fo:margin-top="0cm" fo:margin-bottom="0.499cm" fo:text-align="center" style:justify-single-word="false" fo:orphans="2" fo:widows="2"/>
      <style:text-properties fo:language="en" fo:country="US" fo:font-weight="bold" style:font-weight-asian="bold" style:font-weight-complex="bold"/>
    </style:style>
    <style:style style:name="P23" style:family="paragraph" style:parent-style-name="Preformatted_20_Text">
      <style:paragraph-properties loext:contextual-spacing="false" fo:margin-top="0cm" fo:margin-bottom="0.499cm" fo:text-align="start" style:justify-single-word="false" fo:orphans="2" fo:widows="2"/>
      <style:text-properties fo:language="en" fo:country="US" fo:font-weight="bold" style:font-weight-asian="bold" style:font-weight-complex="bold"/>
    </style:style>
    <style:style style:name="P24" style:family="paragraph" style:parent-style-name="Основний_20_текст_20_2">
      <style:paragraph-properties fo:margin-left="0cm" fo:margin-right="-0.101cm" fo:line-height="110%" fo:text-align="center" style:justify-single-word="false" fo:text-indent="0.953cm" style:auto-text-indent="false"/>
      <style:text-properties style:font-name="Times New Roman" fo:font-size="12pt" fo:language="uk" fo:country="UA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Times New Roman" fo:font-size="12pt" fo:language="uk" fo:country="UA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.979cm" style:auto-text-indent="false"/>
      <style:text-properties style:font-name="Times New Roman" fo:font-size="12pt" fo:language="uk" fo:country="UA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Preformatted_20_Text">
      <style:paragraph-properties fo:margin-top="0cm" fo:margin-bottom="0.499cm" fo:orphans="2" fo:widows="2"/>
      <style:text-properties style:font-name="Times New Roman" fo:font-size="11pt" fo:language="uk" fo:country="UA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Times New Roman" fo:font-size="12pt" fo:language="uk" fo:country="UA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variant="normal" fo:text-transform="none" fo:color="#000000" fo:letter-spacing="normal"/>
    </style:style>
    <style:style style:name="T10" style:family="text">
      <style:text-properties fo:font-variant="normal" fo:text-transform="none" fo:color="#000000" fo:letter-spacing="normal" fo:font-style="normal" fo:font-weight="normal"/>
    </style:style>
    <style:style style:name="T11" style:family="text">
      <style:text-properties fo:font-size="12pt" style:font-size-asian="12pt" style:font-size-complex="12pt"/>
    </style:style>
    <style:style style:name="fr1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fr2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0.357cm" draw:visible-area-height="0.357cm"/>
    </style:style>
    <style:style style:name="fr3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239cm" draw:visible-area-height="0.393cm"/>
    </style:style>
    <style:style style:name="fr4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0.569cm" draw:visible-area-height="0.64cm"/>
    </style:style>
    <style:style style:name="fr5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0.357cm" draw:visible-area-height="0.393cm"/>
    </style:style>
    <style:style style:name="fr6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0.992cm" draw:visible-area-height="0.498cm"/>
    </style:style>
    <style:style style:name="fr7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98cm" draw:visible-area-height="0.71cm"/>
    </style:style>
    <style:style style:name="fr8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7.411cm" draw:visible-area-height="1.414cm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ІНІСТЕРСТВО НАУКИ ТА ОСВІТИ УКРАЇНИ</text:p>
      <text:p text:style-name="P2">НАЦІОНАЛЬНИЙ УНІВЕРСИТЕТ “ЛЬВІВСЬКА ПОЛІТЕХНІКА”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Лабораторна робота №<text:span text:style-name="T1">2</text:span></text:p>
      <text:p text:style-name="P4">з курсу “Чисельні методи ч.1”<text:line-break/>Тема: “Чисельне розв'язування систем лінійних алгебраїчних рівнянь”</text:p>
      <text:p text:style-name="P4">Варіант №9</text:p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>Виконав</text:p>
      <text:p text:style-name="P1">студент групи ПМ-33</text:p>
      <text:p text:style-name="P1">Венгринюк Олег</text:p>
      <text:p text:style-name="P1"/>
      <text:p text:style-name="P1">Прийняла</text:p>
      <text:p text:style-name="P1">Візнович О.В.</text:p>
      <text:p text:style-name="P1"/>
      <text:p text:style-name="P1"/>
      <text:p text:style-name="P1"/>
      <text:p text:style-name="P1"/>
      <text:p text:style-name="P2"/>
      <text:p text:style-name="P2">ЛЬВІВ — 2019 </text:p>
      <text:p text:style-name="P9"/>
      <text:p text:style-name="P9"><text:soft-page-break/>Завдання:</text:p>
      <text:p text:style-name="P11"><text:span text:style-name="T3">Розв</text:span><text:span text:style-name="T2">'</text:span><text:span text:style-name="T3">язання СЛАР методом <text:s/></text:span><text:span text:style-name="T3">Зейделя</text:span><text:span text:style-name="T3">. Зада</text:span><text:span text:style-name="T3">ти </text:span><text:span text:style-name="T3">різні точності, вивести кількості ітерацій і вивести невязку. Порівняти з методом простої ітерації. </text:span></text:p>
      <text:p text:style-name="P6"/>
      <text:p text:style-name="P9">Завдання</text:p>
      <text:p text:style-name="P9"><text:s text:c="2"/>А = <text:s/><draw:frame draw:style-name="fr1" draw:name="Object809" text:anchor-type="as-char" svg:width="8.253cm" svg:height="2.738cm" draw:z-index="7"><draw:object xlink:href="./Object 1" xlink:type="simple" xlink:show="embed" xlink:actuate="onLoad"/><draw:image xlink:href="./ObjectReplacements/Object 1" xlink:type="simple" xlink:show="embed" xlink:actuate="onLoad"/><svg:desc>formula</svg:desc></draw:frame> <text:s text:c="3"/></text:p>
      <text:p text:style-name="P9"/>
      <text:p text:style-name="P9"><text:span text:style-name="T1">f = </text:span><text:span text:style-name="T1"><draw:frame draw:style-name="fr1" draw:name="Object812" text:anchor-type="as-char" svg:width="7.467cm" svg:height="0.563cm" draw:z-index="8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9"/>
      <text:p text:style-name="P9">Теоретичні відомості</text:p>
      <text:p text:style-name="P9"><text:tab/><text:span text:style-name="T3">Іт</text:span><text:span text:style-name="T6">ераційні методи полягають в тому, що розв</text:span><text:span text:style-name="T4">’</text:span><text:span text:style-name="T6">язок </text:span><text:span text:style-name="T6"><draw:frame draw:style-name="fr2" draw:name="Object11" text:anchor-type="as-char" svg:width="0.353cm" svg:height="0.353cm" draw:z-index="0"><draw:object-ole xlink:href="./Object 3" xlink:type="simple" xlink:show="embed" xlink:actuate="onLoad"/><draw:image xlink:href="./ObjectReplacements/Object 3" xlink:type="simple" xlink:show="embed" xlink:actuate="onLoad"/><svg:desc>OLE-object</svg:desc></draw:frame></text:span><text:span text:style-name="T6"> системи знаходять як границю при </text:span><text:span text:style-name="T6"><draw:frame draw:style-name="fr3" draw:name="Object12" text:anchor-type="as-char" svg:width="1.235cm" svg:height="0.388cm" draw:z-index="1"><draw:object-ole xlink:href="./Object 4" xlink:type="simple" xlink:show="embed" xlink:actuate="onLoad"/><draw:image xlink:href="./ObjectReplacements/Object 4" xlink:type="simple" xlink:show="embed" xlink:actuate="onLoad"/><svg:desc>OLE-object</svg:desc></draw:frame></text:span><text:span text:style-name="T6"> послідовності наближень </text:span><text:span text:style-name="T6"><draw:frame draw:style-name="fr4" draw:name="Object13" text:anchor-type="as-char" svg:width="0.564cm" svg:height="0.635cm" draw:z-index="2"><draw:object-ole xlink:href="./Object 5" xlink:type="simple" xlink:show="embed" xlink:actuate="onLoad"/><draw:image xlink:href="./ObjectReplacements/Object 5" xlink:type="simple" xlink:show="embed" xlink:actuate="onLoad"/><svg:desc>OLE-object</svg:desc></draw:frame></text:span><text:span text:style-name="T6">, де </text:span><text:span text:style-name="T6"><draw:frame draw:style-name="fr5" draw:name="Object14" text:anchor-type="as-char" svg:width="0.353cm" svg:height="0.388cm" draw:z-index="3"><draw:object-ole xlink:href="./Object 6" xlink:type="simple" xlink:show="embed" xlink:actuate="onLoad"/><draw:image xlink:href="./ObjectReplacements/Object 6" xlink:type="simple" xlink:show="embed" xlink:actuate="onLoad"/><svg:desc>OLE-object</svg:desc></draw:frame></text:span><text:span text:style-name="T6">–номер ітерації. . Задається деяке достатньо мале число </text:span><text:span text:style-name="T6"><draw:frame draw:style-name="fr6" draw:name="Object15" text:anchor-type="as-char" svg:width="0.988cm" svg:height="0.492cm" draw:z-index="4"><draw:object-ole xlink:href="./Object 7" xlink:type="simple" xlink:show="embed" xlink:actuate="onLoad"/><draw:image xlink:href="./ObjectReplacements/Object 7" xlink:type="simple" xlink:show="embed" xlink:actuate="onLoad"/><svg:desc>OLE-object</svg:desc></draw:frame></text:span><text:span text:style-name="T6"> (точність) і обчислення проводяться до тих пір, поки не виконається оцінка </text:span><text:span text:style-name="T6"><draw:frame draw:style-name="fr7" draw:name="Object16" text:anchor-type="as-char" svg:width="1.976cm" svg:height="0.706cm" draw:z-index="5"><draw:object-ole xlink:href="./Object 8" xlink:type="simple" xlink:show="embed" xlink:actuate="onLoad"/><draw:image xlink:href="./ObjectReplacements/Object 8" xlink:type="simple" xlink:show="embed" xlink:actuate="onLoad"/><svg:desc>OLE-object</svg:desc></draw:frame></text:span><text:span text:style-name="T6">. </text:span></text:p>
      <text:p text:style-name="P14">Формула для методу простої ітерації </text:p>
      <text:p text:style-name="P12"><text:span text:style-name="T6"><text:s text:c="25"/></text:span><text:span text:style-name="T6"><draw:frame draw:style-name="fr8" draw:name="Object305" text:anchor-type="as-char" svg:width="7.408cm" svg:height="1.411cm" draw:z-index="6"><draw:object-ole xlink:href="./Object 10" xlink:type="simple" xlink:show="embed" xlink:actuate="onLoad"/><draw:image xlink:href="./ObjectReplacements/Object 10" xlink:type="simple" xlink:show="embed" xlink:actuate="onLoad"/><svg:desc>OLE-object</svg:desc></draw:frame></text:span><text:span text:style-name="T6"> <text:s/></text:span></text:p>
      <text:p text:style-name="P13"/>
      <text:p text:style-name="P15">Ітераційний метод Зейделя має вигляд:</text:p>
      <text:p text:style-name="P24"><draw:frame draw:style-name="fr1" draw:name="Object309" text:anchor-type="as-char" svg:width="9.795cm" svg:height="1.215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8">Хід роботи </text:p>
      <text:list xml:id="list2113061361812410050" text:style-name="L1">
        <text:list-header>
          <text:p text:style-name="P25">Розв'язування СЛАР методом Зейделя </text:p>
        </text:list-header>
      </text:list>
      <text:p text:style-name="P7"><text:s text:c="4"/>Програмний код на мові програмування <text:span text:style-name="T1">Python</text:span><text:span text:style-name="T1">3</text:span><text:span text:style-name="T1">:</text:span></text:p>
      <text:p text:style-name="P7"/>
      <text:p text:style-name="P26">helpers.py</text:p>
      <text:p text:style-name="P27">import numpy as np</text:p>
      <text:p text:style-name="P3">def run(method):<text:line-break/> <text:s text:c="3"/><text:line-break/> <text:s text:c="3"/>A = np.array([[0.405, 0.05, 0.04, 0, 0.09],[-0.061, 0.53, 0.073, 0.11, -0.06],[0.07, -0.036, 0.38, 0.03, 0.02],[-0.05, 0, 0.066, 0.58, 0.23],[0, 0.081, -0.05, 0, 0.41]])<text:line-break/> <text:s text:c="3"/>f = np.reshape(np.array([1.77, -0.53, -0.626, -2.772, 1.001]), (A.shape[1], 1))<text:line-break/> <text:s text:c="3"/><text:line-break/> <text:s text:c="3"/>print('A=',A)<text:line-break/> <text:s text:c="3"/>print('f=', f)<text:line-break/> <text:s text:c="3"/><text:line-break/> <text:s text:c="3"/>epsilon = float(input('Input epsilon: '))<text:line-break/><text:line-break/> <text:s text:c="3"/>print('Pecision is:', epsilon)<text:line-break/><text:line-break/> <text:s text:c="3"/>X, iterations, difference = method(A, f, epsilon)<text:line-break/> <text:s text:c="3"/><text:line-break/><text:soft-page-break/> <text:s text:c="3"/>print('X')<text:line-break/> <text:s text:c="3"/>for idx, x in enumerate(X):<text:line-break/> <text:s text:c="5"/>print('X{}= '.format(idx+1), end='')<text:line-break/> <text:s text:c="5"/>print('{0:.10f}'.format(*x))<text:line-break/><text:line-break/> <text:s text:c="3"/>print('Iterations=', iterations)<text:line-break/> <text:s text:c="3"/><text:line-break/> <text:s text:c="3"/>print('Difference:')<text:line-break/> <text:s text:c="3"/>for idx, x in enumerate(difference):<text:line-break/> <text:s text:c="5"/>print('R[X{}]= '.format(idx+1), end='')<text:line-break/> <text:s text:c="5"/>print('{0:.10f}'.format(*x))</text:p>
      <text:p text:style-name="P3"/>
      <text:p text:style-name="P18">import numpy as np</text:p>
      <text:p text:style-name="P18"/>
      <text:p text:style-name="P16">import helpers</text:p>
      <text:p text:style-name="P19"/>
      <text:p text:style-name="P16">def seidel(A: list, f:list, eps: float, rand: bool = True) -&gt; tuple:</text:p>
      <text:p text:style-name="P17"><text:s text:c="4"/><text:span text:style-name="T5">n = len(A) <text:s text:c="3"/></text:span></text:p>
      <text:p text:style-name="P19"/>
      <text:p text:style-name="P17"><text:s text:c="4"/><text:span text:style-name="T5">P, L, U = helpers.lu_decompose(A)</text:span></text:p>
      <text:p text:style-name="P17"><text:s text:c="4"/><text:span text:style-name="T5">#print('P={}\nL={}\nU={}'.format(P, L, U))</text:span></text:p>
      <text:p text:style-name="P19"/>
      <text:p text:style-name="P17"><text:s text:c="4"/><text:span text:style-name="T5">if rand:</text:span></text:p>
      <text:p text:style-name="P17"><text:s text:c="5"/><text:span text:style-name="T5">x = np.random.rand(f.size, 1)</text:span></text:p>
      <text:p text:style-name="P17"><text:s text:c="4"/><text:span text:style-name="T5">else:</text:span></text:p>
      <text:p text:style-name="P17"><text:s text:c="6"/><text:span text:style-name="T5">x = np.zeros((f.size, 1))</text:span></text:p>
      <text:p text:style-name="P19"/>
      <text:p text:style-name="P17"><text:s text:c="4"/><text:span text:style-name="T5">iterations = 0</text:span></text:p>
      <text:p text:style-name="P17"><text:s text:c="4"/><text:span text:style-name="T5">convergence = False </text:span></text:p>
      <text:p text:style-name="P17"><text:s text:c="2"/></text:p>
      <text:p text:style-name="P17"><text:s text:c="4"/><text:span text:style-name="T5">while not convergence:</text:span></text:p>
      <text:p text:style-name="P17"><text:s text:c="8"/><text:span text:style-name="T5">x_new = x.copy()</text:span></text:p>
      <text:p text:style-name="P19"/>
      <text:p text:style-name="P17"><text:s text:c="8"/><text:span text:style-name="T5">s1 = np.matmul(L, x_new)</text:span></text:p>
      <text:p text:style-name="P17"><text:s text:c="8"/><text:span text:style-name="T5">s2 = np.matmul(U, x)</text:span></text:p>
      <text:p text:style-name="P17"><text:s text:c="8"/><text:span text:style-name="T5">x_new = (f - s1 - s2)/P</text:span></text:p>
      <text:p text:style-name="P17"><text:s text:c="9"/></text:p>
      <text:p text:style-name="P17"><text:s text:c="8"/><text:span text:style-name="T5">convergence = np.linalg.norm(x_new - x) &lt;= eps</text:span></text:p>
      <text:p text:style-name="P19"/>
      <text:p text:style-name="P17"><text:s text:c="8"/><text:span text:style-name="T5">x = x_new</text:span></text:p>
      <text:p text:style-name="P17"><text:s text:c="8"/><text:span text:style-name="T5">iterations += 1</text:span></text:p>
      <text:p text:style-name="P19"/>
      <text:p text:style-name="P17"><text:s text:c="4"/><text:span text:style-name="T5">difference = np.matmul(A,x) - f</text:span></text:p>
      <text:p text:style-name="P19"/>
      <text:p text:style-name="P20"><text:span text:style-name="T9"><text:s text:c="4"/></text:span><text:span text:style-name="T10">return x, iterations, difference</text:span></text:p>
      <text:p text:style-name="P22">lab2.py</text:p>
      <text:p text:style-name="P23">from simple_iter import simple_iter</text:p>
      <text:p text:style-name="P23">from seidel import seidel</text:p>
      <text:p text:style-name="P23">from helerps import run</text:p>
      <text:p text:style-name="P23">if __name__ == '__main__':</text:p>
      <text:p text:style-name="P23">print('Seidel')</text:p>
      <text:p text:style-name="P23"><text:soft-page-break/>run(Seidel)</text:p>
      <text:p text:style-name="P23">print('Simple Iteration Method')</text:p>
      <text:p text:style-name="P23">run(simple_iteration)</text:p>
      <text:p text:style-name="P20"><text:line-break/><text:span text:style-name="T8">P</text:span><text:span text:style-name="T7">езультат </text:span><text:span text:style-name="T7">порівняння</text:span><text:span text:style-name="T7">:</text:span></text:p>
      <text:p text:style-name="P30">Seidel<text:line-break/>A= [[ 0.405 <text:s/>0.05 <text:s text:c="2"/>0.04 <text:s text:c="2"/>0. <text:s text:c="4"/>0.09 ]<text:line-break/> [-0.061 <text:s/>0.53 <text:s text:c="2"/>0.073 <text:s/>0.11 <text:s/>-0.06 ]<text:line-break/> [ 0.07 <text:s/>-0.036 <text:s/>0.38 <text:s text:c="2"/>0.03 <text:s text:c="2"/>0.02 ]<text:line-break/> [-0.05 <text:s text:c="2"/>0. <text:s text:c="4"/>0.066 <text:s/>0.58 <text:s text:c="2"/>0.23 ]<text:line-break/> [ 0. <text:s text:c="4"/>0.081 -0.05 <text:s text:c="2"/>0. <text:s text:c="4"/>0.41 ]]<text:line-break/>f= [[ 1.77 ]<text:line-break/> [-0.53 ]<text:line-break/> [-0.626]<text:line-break/> [-2.772]<text:line-break/> [ 1.001]]<text:line-break/>Input epsilon: 1e-5<text:line-break/>Pecision is: 1e-05<text:line-break/>X<text:line-break/>X1= 3.9999993388<text:line-break/>X2= 1.0000020209<text:line-break/>X3= -1.9999994134<text:line-break/>X4= -5.0000007674<text:line-break/>X5= 1.9999988176<text:line-break/>Iterations= 12<text:line-break/>Difference:<text:line-break/>R[X1]= -0.0000002497<text:line-break/>R[X2]= 0.0000011408<text:line-break/>R[X3]= 0.0000000572<text:line-break/>R[X4]= -0.0000006452<text:line-break/>R[X5]= -0.0000003504<text:line-break/>Simple Iteration Method<text:line-break/>A= [[ 0.405 <text:s/>0.05 <text:s text:c="2"/>0.04 <text:s text:c="2"/>0. <text:s text:c="4"/>0.09 ]<text:line-break/> [-0.061 <text:s/>0.53 <text:s text:c="2"/>0.073 <text:s/>0.11 <text:s/>-0.06 ]<text:line-break/> [ 0.07 <text:s/>-0.036 <text:s/>0.38 <text:s text:c="2"/>0.03 <text:s text:c="2"/>0.02 ]<text:line-break/> [-0.05 <text:s text:c="2"/>0. <text:s text:c="4"/>0.066 <text:s/>0.58 <text:s text:c="2"/>0.23 ]<text:line-break/> [ 0. <text:s text:c="4"/>0.081 -0.05 <text:s text:c="2"/>0. <text:s text:c="4"/>0.41 ]]<text:line-break/>f= [[ 1.77 ]<text:line-break/> [-0.53 ]<text:line-break/><text:line-break/> [-0.626]<text:line-break/> [-2.772]<text:line-break/> [ 1.001]]<text:line-break/>Input epsilon: 1e-5<text:line-break/>Pecision is: 1e-05<text:line-break/>X<text:line-break/>X1= 3.9999891482<text:line-break/>X2= 0.9999996709<text:line-break/>X3= -1.9999872548<text:line-break/>X4= -5.0000104078<text:line-break/>X5= 2.0000063837<text:line-break/>Iterations= 32<text:line-break/>Difference:<text:line-break/><text:soft-page-break/>R[X1]= -0.0000033271<text:line-break/>R[X2]= -0.0000001099<text:line-break/>R[X3]= 0.0000039108<text:line-break/>R[X4]= -0.0000031845<text:line-break/>R[X5]= 0.0000019534<text:line-break/><text:line-break/><text:line-break/>Seidel<text:line-break/>A= [[ 0.405 <text:s/>0.05 <text:s text:c="2"/>0.04 <text:s text:c="2"/>0. <text:s text:c="4"/>0.09 ]<text:line-break/> [-0.061 <text:s/>0.53 <text:s text:c="2"/>0.073 <text:s/>0.11 <text:s/>-0.06 ]<text:line-break/> [ 0.07 <text:s/>-0.036 <text:s/>0.38 <text:s text:c="2"/>0.03 <text:s text:c="2"/>0.02 ]<text:line-break/> [-0.05 <text:s text:c="2"/>0. <text:s text:c="4"/>0.066 <text:s/>0.58 <text:s text:c="2"/>0.23 ]<text:line-break/> [ 0. <text:s text:c="4"/>0.081 -0.05 <text:s text:c="2"/>0. <text:s text:c="4"/>0.41 ]]<text:line-break/>f= [[ 1.77 ]<text:line-break/> [-0.53 ]<text:line-break/> [-0.626]<text:line-break/> [-2.772]<text:line-break/> [ 1.001]]<text:line-break/>Input epsilon: 1e-3<text:line-break/>Pecision is: 0.001<text:line-break/>X<text:line-break/>X1= 4.0000035013<text:line-break/>X2= 0.9999486093<text:line-break/>X3= -1.9999495402<text:line-break/>X4= -4.9999418938<text:line-break/>X5= 1.9999759047<text:line-break/>Iterations= 9<text:line-break/>Difference:<text:line-break/>R[X1]= -0.0000013017<text:line-break/>R[X2]= -0.0000159297<text:line-break/>R[X3]= 0.0000225312<text:line-break/>R[X4]= 0.0000313149<text:line-break/>R[X5]= -0.0000165647<text:line-break/>Simple Iteration Method<text:line-break/>A= [[ 0.405 <text:s/>0.05 <text:s text:c="2"/>0.04 <text:s text:c="2"/>0. <text:s text:c="4"/>0.09 ]<text:line-break/> [-0.061 <text:s/>0.53 <text:s text:c="2"/>0.073 <text:s/>0.11 <text:s/>-0.06 ]<text:line-break/> [ 0.07 <text:s/>-0.036 <text:s/>0.38 <text:s text:c="2"/>0.03 <text:s text:c="2"/>0.02 ]<text:line-break/> [-0.05 <text:s text:c="2"/>0. <text:s text:c="4"/>0.066 <text:s/>0.58 <text:s text:c="2"/>0.23 ]<text:line-break/> [ 0. <text:s text:c="4"/>0.081 -0.05 <text:s text:c="2"/>0. <text:s text:c="4"/>0.41 ]]<text:line-break/>f= [[ 1.77 ]<text:line-break/> [-0.53 ]<text:line-break/> [-0.626]<text:line-break/> [-2.772]<text:line-break/> [ 1.001]]<text:line-break/>Input epsilon: 1e-3<text:line-break/>Pecision is: 0.001<text:line-break/>X<text:line-break/>X1= 3.9989075285<text:line-break/>X2= 1.0000065307<text:line-break/>X3= -1.9987696502<text:line-break/>X4= -5.0010241790<text:line-break/>X5= 2.0006041217<text:line-break/>Iterations= 20<text:line-break/>Difference:<text:line-break/>R[X1]= -0.0003385395<text:line-break/>R[X2]= 0.0000110106<text:line-break/>R[X3]= 0.0003721819<text:line-break/><text:soft-page-break/>R[X4]= -0.0003192492<text:line-break/>R[X5]= 0.0001867014</text:p>
      <text:p text:style-name="P8"/>
      <text:p text:style-name="P8">Висновки:</text:p>
      <text:p text:style-name="P10">В ході виконання лабораторної роботи було розв<text:span text:style-name="T1">'</text:span>язано СЛАР ітераційним метод Зейделя. Було порівняно результати розв'язку СЛАР при заданій похибці 0,001 та 0.00001, було пораховано вектор нев<text:span text:style-name="T1">'</text:span>язки. Для обох похибок було пораховано кількість необхідних ітерацій для досягнення бажаної точності. </text:p>
      <text:p text:style-name="P29">Метод Зейделя був порівняний з методом послідовних наближень, і було встановлено, що метод Зейделя є ефективнішим бо потребує меншої кількості ітерацій. </text:p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Основний_20_текст_20_2" style:display-name="Основний текст 2" style:family="paragraph" style:parent-style-name="Standard">
      <style:paragraph-properties fo:margin-left="0cm" fo:margin-right="-0.101cm" fo:text-align="justify" style:justify-single-word="false" fo:text-indent="0cm" style:auto-text-indent="false"/>
      <style:text-properties fo:font-size="12pt" fo:language="uk" fo:country="UA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oto Sans Mono CJK JP Regular" style:font-size-asian="10pt" style:font-name-complex="Liberation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M7S</meta:editing-duration>
    <meta:editing-cycles>24</meta:editing-cycles>
    <meta:generator>OpenOffice/4.1.6$Win32 OpenOffice.org_project/416m1$Build-9790</meta:generator>
    <dc:date>2019-04-25T12:57:39.61</dc:date>
    <meta:document-statistic meta:table-count="0" meta:image-count="0" meta:object-count="10" meta:page-count="6" meta:paragraph-count="66" meta:word-count="679" meta:character-count="514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style mathsize="12pt">
        <mrow>
          <mo fence="true" stretchy="true">(</mo>
          <mrow>
            <mtable>
              <mtr>
                <mtd>
                  <mrow>
                    <mn>0</mn>
                    <mi>,</mi>
                    <mtext>405</mtext>
                    <mrow/>
                  </mrow>
                </mtd>
                <mtd>
                  <mrow>
                    <mn>0</mn>
                    <mi>,</mi>
                    <mtext>05</mtext>
                    <mrow/>
                  </mrow>
                </mtd>
                <mtd>
                  <mrow>
                    <mn>0</mn>
                    <mi>,</mi>
                    <mtext>04</mtext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i>,</mi>
                    <mtext>09</mtext>
                    <mrow/>
                  </mrow>
                </mtd>
              </mtr>
              <mtr>
                <mtd>
                  <mrow>
                    <mrow>
                      <mo stretchy="false">−</mo>
                      <mn>0</mn>
                    </mrow>
                    <mi>,</mi>
                    <mtext>061</mtext>
                    <mrow/>
                  </mrow>
                </mtd>
                <mtd>
                  <mrow>
                    <mn>0</mn>
                    <mi>,</mi>
                    <mtext>53</mtext>
                    <mrow/>
                  </mrow>
                </mtd>
                <mtd>
                  <mrow>
                    <mn>0</mn>
                    <mi>,</mi>
                    <mtext>073</mtext>
                    <mrow/>
                  </mrow>
                </mtd>
                <mtd>
                  <mrow>
                    <mn>0</mn>
                    <mi>,</mi>
                    <mtext>11</mtext>
                    <mrow/>
                  </mrow>
                </mtd>
                <mtd>
                  <mrow>
                    <mrow>
                      <mo stretchy="false">−</mo>
                      <mn>0</mn>
                    </mrow>
                    <mi>,</mi>
                    <mtext>06</mtext>
                    <mrow/>
                  </mrow>
                </mtd>
              </mtr>
              <mtr>
                <mtd>
                  <mrow>
                    <mn>0</mn>
                    <mi>,</mi>
                    <mtext>07</mtext>
                    <mrow/>
                  </mrow>
                </mtd>
                <mtd>
                  <mrow>
                    <mrow>
                      <mo stretchy="false">−</mo>
                      <mn>0</mn>
                    </mrow>
                    <mi>,</mi>
                    <mtext>036</mtext>
                    <mrow/>
                  </mrow>
                </mtd>
                <mtd>
                  <mrow>
                    <mn>0</mn>
                    <mi>,</mi>
                    <mtext>38</mtext>
                    <mrow/>
                  </mrow>
                </mtd>
                <mtd>
                  <mrow>
                    <mn>0</mn>
                    <mi>,</mi>
                    <mtext>03</mtext>
                    <mrow/>
                  </mrow>
                </mtd>
                <mtd>
                  <mrow>
                    <mn>0</mn>
                    <mi>,</mi>
                    <mtext>02</mtext>
                    <mrow/>
                  </mrow>
                </mtd>
              </mtr>
              <mtr>
                <mtd>
                  <mrow>
                    <mrow>
                      <mo stretchy="false">−</mo>
                      <mn>0</mn>
                    </mrow>
                    <mi>,</mi>
                    <mtext>05</mtext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i>,</mi>
                    <mtext>066</mtext>
                    <mrow/>
                  </mrow>
                </mtd>
                <mtd>
                  <mrow>
                    <mn>0</mn>
                    <mi>,</mi>
                    <mtext>58</mtext>
                    <mrow/>
                  </mrow>
                </mtd>
                <mtd>
                  <mrow>
                    <mn>0</mn>
                    <mi>,</mi>
                    <mtext>23</mtext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i>,</mi>
                    <mtext>081</mtext>
                    <mrow/>
                  </mrow>
                </mtd>
                <mtd>
                  <mrow>
                    <mrow>
                      <mo stretchy="false">−</mo>
                      <mn>0</mn>
                    </mrow>
                    <mi>,</mi>
                    <mtext>05</mtext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i>,</mi>
                    <mtext>41</mtext>
                    <mrow/>
                  </mrow>
                </mtd>
              </mtr>
            </mtable>
          </mrow>
          <mo fence="true" stretchy="true">)</mo>
        </mrow>
      </mstyle>
      <mrow/>
    </mrow>
    <annotation encoding="StarMath 5.0"> size 12{ left ( matrix {
0,"405" {} # 0,"05" {} # 0,"04" {} # 0 {} # 0,"09" {} ##
 - 0,"061" {} # 0,"53" {} # 0,"073" {} # 0,"11" {} #  - 0,"06" {} ##
0,"07" {} #  - 0,"036" {} # 0,"38" {} # 0,"03" {} # 0,"02" {} ##
 - 0,"05" {} # 0 {} # 0,"066" {} # 0,"58" {} # 0,"23" {} ##
0 {} # 0,"081" {} #  - 0,"05" {} # 0 {} # 0,"41"{}
}  right )} {}</annotation>
  </semantics>
</math>
</file>

<file path=Object 2/content.xml><?xml version="1.0" encoding="utf-8"?>
<math xmlns="http://www.w3.org/1998/Math/MathML" display="block">
  <semantics>
    <mrow>
      <mstyle mathsize="12pt">
        <mrow>
          <mo stretchy="false">(</mo>
          <mn>1</mn>
          <mi>,</mi>
          <mtext>77</mtext>
          <mrow>
            <mi>;</mi>
            <mo stretchy="false">−</mo>
            <mn>0</mn>
          </mrow>
          <mi>,</mi>
          <mtext>53</mtext>
          <mrow>
            <mi>;</mi>
            <mo stretchy="false">−</mo>
            <mn>0</mn>
          </mrow>
          <mi>,</mi>
          <mtext>626</mtext>
          <mrow>
            <mi>;</mi>
            <mo stretchy="false">−</mo>
            <mn>2</mn>
          </mrow>
          <mi>,</mi>
          <mtext>772</mtext>
          <mi>;</mi>
          <mn>1</mn>
          <mi>,</mi>
          <mtext>001</mtext>
          <msup>
            <mo stretchy="false">)</mo>
            <mstyle mathsize="8pt">
              <mi>T</mi>
            </mstyle>
          </msup>
        </mrow>
      </mstyle>
      <mrow/>
    </mrow>
    <annotation encoding="StarMath 5.0"> size 12{ \( 1,"77"; - 0,"53"; - 0,"626"; - 2,"772";1,"001" \)  rSup { size 8{T} } } {}</annotation>
  </semantics>
</math>
</file>

<file path=Object 9/content.xml><?xml version="1.0" encoding="utf-8"?>
<math xmlns="http://www.w3.org/1998/Math/MathML" display="block">
  <semantics>
    <mrow>
      <mstyle mathsize="12pt">
        <mrow>
          <mrow>
            <msubsup>
              <mi>x</mi>
              <mstyle mathsize="8pt">
                <mi>i</mi>
              </mstyle>
              <mstyle mathsize="8pt">
                <mrow>
                  <mi>n</mi>
                  <mo stretchy="false">+</mo>
                  <mn>1</mn>
                </mrow>
              </mstyle>
            </msubsup>
            <mo stretchy="false">=</mo>
            <mrow>
              <mo stretchy="false">−</mo>
              <mrow>
                <munderover>
                  <mo stretchy="false">∑</mo>
                  <mstyle mathsize="8pt">
                    <mrow>
                      <mi>j</mi>
                      <mo stretchy="false">=</mo>
                      <mn>1</mn>
                    </mrow>
                  </mstyle>
                  <mstyle mathsize="8pt">
                    <mrow>
                      <mi>i</mi>
                      <mo stretchy="false">−</mo>
                      <mn>1</mn>
                    </mrow>
                  </mstyle>
                </munderover>
                <mrow>
                  <mfrac>
                    <msub>
                      <mi>a</mi>
                      <mstyle mathsize="8pt">
                        <mstyle mathvariant="italic">
                          <mtext>ij</mtext>
                        </mstyle>
                      </mstyle>
                    </msub>
                    <msub>
                      <mi>a</mi>
                      <mstyle mathsize="8pt">
                        <mstyle mathvariant="italic">
                          <mtext>ii</mtext>
                        </mstyle>
                      </mstyle>
                    </msub>
                  </mfrac>
                  <mrow>
                    <msubsup>
                      <mi>x</mi>
                      <mstyle mathsize="8pt">
                        <mi>j</mi>
                      </mstyle>
                      <mstyle mathsize="8pt">
                        <mrow>
                          <mi>n</mi>
                          <mo stretchy="false">+</mo>
                          <mn>1</mn>
                        </mrow>
                      </mstyle>
                    </msubsup>
                    <mo stretchy="false">−</mo>
                    <mrow/>
                  </mrow>
                </mrow>
              </mrow>
            </mrow>
          </mrow>
          <mrow>
            <munderover>
              <mo stretchy="false">∑</mo>
              <mstyle mathsize="8pt">
                <mrow>
                  <mi>j</mi>
                  <mo stretchy="false">=</mo>
                  <mrow>
                    <mi>i</mi>
                    <mo stretchy="false">+</mo>
                    <mn>1</mn>
                  </mrow>
                </mrow>
              </mstyle>
              <mstyle mathsize="8pt">
                <mi>N</mi>
              </mstyle>
            </munderover>
            <mrow>
              <mfrac>
                <msub>
                  <mi>a</mi>
                  <mstyle mathsize="8pt">
                    <mstyle mathvariant="italic">
                      <mtext>ij</mtext>
                    </mstyle>
                  </mstyle>
                </msub>
                <msub>
                  <mi>a</mi>
                  <mstyle mathsize="8pt">
                    <mstyle mathvariant="italic">
                      <mtext>ii</mtext>
                    </mstyle>
                  </mstyle>
                </msub>
              </mfrac>
              <mrow>
                <msubsup>
                  <mi>x</mi>
                  <mstyle mathsize="8pt">
                    <mi>j</mi>
                  </mstyle>
                  <mstyle mathsize="8pt">
                    <mi>n</mi>
                  </mstyle>
                </msubsup>
                <mo stretchy="false">+</mo>
                <mfrac>
                  <msub>
                    <mi>f</mi>
                    <mstyle mathsize="8pt">
                      <mi>i</mi>
                    </mstyle>
                  </msub>
                  <msub>
                    <mi>a</mi>
                    <mstyle mathsize="8pt">
                      <mstyle mathvariant="italic">
                        <mtext>ii</mtext>
                      </mstyle>
                    </mstyle>
                  </msub>
                </mfrac>
              </mrow>
            </mrow>
          </mrow>
          <mi>,</mi>
          <mspace width="2em"/>
          <mrow>
            <mi>i</mi>
            <mo stretchy="false">=</mo>
            <mover accent="true">
              <mrow>
                <mn>1</mn>
                <mi>,</mi>
                <mi>N</mi>
              </mrow>
              <mo>¯</mo>
            </mover>
          </mrow>
          <mi>,</mi>
          <mspace width="2em"/>
          <mrow>
            <mi>n</mi>
            <mo stretchy="false">=</mo>
            <mover accent="true">
              <mrow>
                <mn>0</mn>
                <mi>,</mi>
                <msub>
                  <mi>n</mi>
                  <mstyle mathsize="8pt">
                    <mn>0</mn>
                  </mstyle>
                </msub>
              </mrow>
              <mo>¯</mo>
            </mover>
          </mrow>
        </mrow>
      </mstyle>
      <mrow/>
    </mrow>
    <annotation encoding="StarMath 5.0"> size 12{x rSub { size 8{i} }  rSup { size 8{n+1} } = -  Sum cSub { size 8{j=1} }  cSup { size 8{i - 1} }  { {  {a rSub { size 8{ ital "ij"} } }  over  {a rSub { size 8{ ital "ii"} } } } x rSub { size 8{j} }  rSup { size 8{n+1} }  - {}}  Sum cSub { size 8{j=i+1} }  cSup { size 8{N} }  { {  {a rSub { size 8{ ital "ij"} } }  over  {a rSub { size 8{ ital "ii"} } } } x rSub { size 8{j} }  rSup { size 8{n} } + {  {f rSub { size 8{i} } }  over  {a rSub { size 8{ ital "ii"} } } } } ,~i= {overline  {1,N}} ,~n= {overline  {0,n rSub { size 8{0} } }} } {}</annotation>
  </semantics>
</math>
</file>